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2b82" officeooo:paragraph-rsid="00152b82"/>
    </style:style>
    <style:style style:name="P2" style:family="paragraph" style:parent-style-name="Standard">
      <style:text-properties officeooo:rsid="00152b82" officeooo:paragraph-rsid="0015f445"/>
    </style:style>
    <style:style style:name="P3" style:family="paragraph" style:parent-style-name="Standard">
      <style:text-properties officeooo:rsid="00176295" officeooo:paragraph-rsid="00176295"/>
    </style:style>
    <style:style style:name="T1" style:family="text">
      <style:text-properties officeooo:rsid="0015f445"/>
    </style:style>
    <style:style style:name="T2" style:family="text">
      <style:text-properties officeooo:rsid="0018d5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ment de caméra plus haute, plus loin <text:span text:style-name="T1">et suit le mouvement du steg</text:span></text:p>
      <text:p text:style-name="P1"/>
      <text:p text:style-name="P2">changement de plateforme correspondant pour le mouvement</text:p>
      <text:p text:style-name="P2"/>
      <text:p text:style-name="P2"><text:span text:style-name="T1">mouvement du steg est latéral</text:span> <text:span text:style-name="T2">et tourne autour de lui-meme</text:span></text:p>
      <text:p text:style-name="P2"/>
      <text:p text:style-name="P3">plateforme de départ en parallélépipède avec des fa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7T08:47:03.164144570</meta:creation-date>
    <dc:date>2022-06-07T11:11:12.132695380</dc:date>
    <meta:editing-duration>PT33M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38" meta:character-count="240" meta:non-whitespace-character-count="206"/>
  </office:meta>
</office:document-meta>
</file>